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311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1.96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1d41a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4000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122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72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2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2">
      <style:table-cell-properties fo:background-color="#ff40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2">
      <style:table-cell-properties fo:background-color="#ff972f" style:text-align-source="fix" style:repeat-content="false" fo:border="0.06pt solid #000000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mp-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9"/>
        <table:table-column table:style-name="co2" table:default-cell-style-name="ce1"/>
        <table:table-column table:style-name="co10" table:default-cell-style-name="ce9"/>
        <table:table-column table:style-name="co11" table:default-cell-style-name="ce1"/>
        <table:table-column table:style-name="co12" table:default-cell-style-name="ce2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(bits)</text:p>
          </table:table-cell>
          <table:table-cell table:style-name="ce3" office:value-type="string" calcext:value-type="string">
            <text:p>(padding)</text:p>
          </table:table-cell>
          <table:table-cell table:style-name="ce3" office:value-type="string" calcext:value-type="string">
            <text:p>(scenario)</text:p>
          </table:table-cell>
          <table:table-cell table:style-name="ce3" office:value-type="string" calcext:value-type="string">
            <text:p>(seed)</text:p>
          </table:table-cell>
          <table:table-cell table:style-name="ce3" office:value-type="string" calcext:value-type="string">
            <text:p>(size)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Cnt</text:p>
          </table:table-cell>
          <table:table-cell table:style-name="ce16" office:value-type="string" calcext:value-type="string">
            <text:p>Score</text:p>
          </table:table-cell>
          <table:table-cell table:style-name="ce3" office:value-type="string" calcext:value-type="string">
            <text:p>Error</text:p>
          </table:table-cell>
          <table:table-cell table:style-name="ce16" office:value-type="string" calcext:value-type="string">
            <text:p>Units</text:p>
          </table:table-cell>
          <table:table-cell table:style-name="ce3"/>
          <table:table-cell office:value-type="string" calcext:value-type="string">
            <text:p>RATIO Radix / DPQS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47636576" calcext:value-type="float">
            <text:p>47,636,576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678662" calcext:value-type="float">
            <text:p>678,662.00 </text:p>
          </table:table-cell>
          <table:table-cell table:style-name="ce3" office:value-type="string" calcext:value-type="string">
            <text:p>ops/s</text:p>
          </table:table-cell>
          <table:table-cell/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2004396203" calcext:value-type="float">
            <text:p>2,004,396,203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6228469" calcext:value-type="float">
            <text:p>6,228,469.00 </text:p>
          </table:table-cell>
          <table:table-cell table:style-name="ce3" office:value-type="string" calcext:value-type="string">
            <text:p>ops/s</text:p>
          </table:table-cell>
          <table:table-cell/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687927759" calcext:value-type="float">
            <text:p>687,927,759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6567482" calcext:value-type="float">
            <text:p>6,567,482.00 </text:p>
          </table:table-cell>
          <table:table-cell table:style-name="ce3" office:value-type="string" calcext:value-type="string">
            <text:p>ops/s</text:p>
          </table:table-cell>
          <table:table-cell/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161940452" calcext:value-type="float">
            <text:p>161,940,452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071214" calcext:value-type="float">
            <text:p>1,071,214.00 </text:p>
          </table:table-cell>
          <table:table-cell table:style-name="ce3" office:value-type="string" calcext:value-type="string">
            <text:p>ops/s</text:p>
          </table:table-cell>
          <table:table-cell/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1998746287" calcext:value-type="float">
            <text:p>1,998,746,287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6117479" calcext:value-type="float">
            <text:p>6,117,479.00 </text:p>
          </table:table-cell>
          <table:table-cell table:style-name="ce3" office:value-type="string" calcext:value-type="string">
            <text:p>ops/s</text:p>
          </table:table-cell>
          <table:table-cell/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212821099" calcext:value-type="float">
            <text:p>212,821,099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072375" calcext:value-type="float">
            <text:p>2,072,375.00 </text:p>
          </table:table-cell>
          <table:table-cell table:style-name="ce3" office:value-type="string" calcext:value-type="string">
            <text:p>ops/s</text:p>
          </table:table-cell>
          <table:table-cell/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43959629" calcext:value-type="float">
            <text:p>43,959,629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79865" calcext:value-type="float">
            <text:p>279,865.00 </text:p>
          </table:table-cell>
          <table:table-cell table:style-name="ce3" office:value-type="string" calcext:value-type="string">
            <text:p>ops/s</text:p>
          </table:table-cell>
          <table:table-cell/>
        </table:table-row>
        <table:table-row table:style-name="ro1">
          <table:table-cell table:number-columns-repeated="11"/>
          <table:table-cell table:style-name="ce8"/>
          <table:table-cell table:style-name="ce11"/>
        </table:table-row>
        <table:table-row table:style-name="ro1">
          <table:table-cell table:style-name="ce3" office:value-type="string" calcext:value-type="string">
            <text:p>RadixSortBenchmark.basicBuff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56595497" calcext:value-type="float">
            <text:p>56,595,497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531166" calcext:value-type="float">
            <text:p>531,166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0]/[.I2]" office:value-type="float" office:value="118.806811387955" calcext:value-type="float">
            <text:p>118.81</text:p>
          </table:table-cell>
        </table:table-row>
        <table:table-row table:style-name="ro1">
          <table:table-cell table:style-name="ce3" office:value-type="string" calcext:value-type="string">
            <text:p>RadixSortBenchmark.basicBuff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47583572" calcext:value-type="float">
            <text:p>47,583,572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046553" calcext:value-type="float">
            <text:p>1,046,553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1]/[.I3]" office:value-type="float" office:value="2.37396039409679" calcext:value-type="float">
            <text:p>2.37</text:p>
          </table:table-cell>
        </table:table-row>
        <table:table-row table:style-name="ro1">
          <table:table-cell table:style-name="ce3" office:value-type="string" calcext:value-type="string">
            <text:p>RadixSortBenchmark.basicBuff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47304076" calcext:value-type="float">
            <text:p>47,304,076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391687" calcext:value-type="float">
            <text:p>1,391,687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2]/[.I4]" office:value-type="float" office:value="6.87631446487392" calcext:value-type="float">
            <text:p>6.88</text:p>
          </table:table-cell>
        </table:table-row>
        <table:table-row table:style-name="ro1">
          <table:table-cell table:style-name="ce3" office:value-type="string" calcext:value-type="string">
            <text:p>RadixSortBenchmark.basicBuff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47390663" calcext:value-type="float">
            <text:p>47,390,663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945869" calcext:value-type="float">
            <text:p>945,869.00 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13]/[.I5]" office:value-type="float" office:value="29.2642526402236" calcext:value-type="float">
            <text:p>29.26</text:p>
          </table:table-cell>
        </table:table-row>
        <table:table-row table:style-name="ro1">
          <table:table-cell table:style-name="ce3" office:value-type="string" calcext:value-type="string">
            <text:p>RadixSortBenchmark.basicBuff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56275406" calcext:value-type="float">
            <text:p>56,275,406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874683" calcext:value-type="float">
            <text:p>874,683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4]/[.I6]" office:value-type="float" office:value="2.81553523656402" calcext:value-type="float">
            <text:p>2.82</text:p>
          </table:table-cell>
        </table:table-row>
        <table:table-row table:style-name="ro1">
          <table:table-cell table:style-name="ce3" office:value-type="string" calcext:value-type="string">
            <text:p>RadixSortBenchmark.basicBuff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56435972" calcext:value-type="float">
            <text:p>56,435,972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685345" calcext:value-type="float">
            <text:p>685,345.00 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15]/[.I7]" office:value-type="float" office:value="26.5180342856889" calcext:value-type="float">
            <text:p>26.52</text:p>
          </table:table-cell>
        </table:table-row>
        <table:table-row table:style-name="ro1">
          <table:table-cell table:style-name="ce3" office:value-type="string" calcext:value-type="string">
            <text:p>RadixSortBenchmark.basicBuffer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47410237" calcext:value-type="float">
            <text:p>47,410,237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800218" calcext:value-type="float">
            <text:p>800,218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6]/[.I8]" office:value-type="float" office:value="107.849492997314" calcext:value-type="float">
            <text:p>107.85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AVG:</text:p>
          </table:table-cell>
          <table:table-cell table:style-name="ce25" table:formula="of:=AVERAGE([.M10:.M16])" office:value-type="float" office:value="42.0720573438166" calcext:value-type="float">
            <text:p>42.07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89841060" calcext:value-type="float">
            <text:p>89,841,060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3662499" calcext:value-type="float">
            <text:p>3,662,499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8]/[.I2]" office:value-type="float" office:value="188.596804270735" calcext:value-type="float">
            <text:p>188.60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116140109" calcext:value-type="float">
            <text:p>116,140,109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897684" calcext:value-type="float">
            <text:p>897,684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9]/[.I3]" office:value-type="float" office:value="5.79426905849113" calcext:value-type="float">
            <text:p>5.79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115621293" calcext:value-type="float">
            <text:p>115,621,293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60757" calcext:value-type="float">
            <text:p>260,757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20]/[.I4]" office:value-type="float" office:value="16.8071852730688" calcext:value-type="float">
            <text:p>16.81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115682770" calcext:value-type="float">
            <text:p>115,682,770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011903" calcext:value-type="float">
            <text:p>1,011,903.00 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21]/[.I5]" office:value-type="float" office:value="71.4353755169215" calcext:value-type="float">
            <text:p>71.44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85016704" calcext:value-type="float">
            <text:p>85,016,704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3190413" calcext:value-type="float">
            <text:p>3,190,413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22]/[.I6]" office:value-type="float" office:value="4.25350153508503" calcext:value-type="float">
            <text:p>4.25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86144555" calcext:value-type="float">
            <text:p>86,144,555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4100008" calcext:value-type="float">
            <text:p>4,100,008.00 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23]/[.I7]" office:value-type="float" office:value="40.4774504993981" calcext:value-type="float">
            <text:p>40.48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73337805" calcext:value-type="float">
            <text:p>73,337,805.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447829" calcext:value-type="float">
            <text:p>2,447,829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4]/[.I8]" office:value-type="float" office:value="166.829899770082" calcext:value-type="float">
            <text:p>166.83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AVG:</text:p>
          </table:table-cell>
          <table:table-cell table:style-name="ce25" table:formula="of:=AVERAGE([.M18:.M24])" office:value-type="float" office:value="70.599212274826" calcext:value-type="float">
            <text:p>70.60</text:p>
          </table:table-cell>
        </table:table-row>
        <table:table-row table:style-name="ro1" table:number-rows-repeated="25">
          <table:table-cell table:number-columns-repeated="11"/>
          <table:table-cell table:style-name="ce8"/>
          <table:table-cell table:style-name="ce11"/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4:29:07.411481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14:30:23.981900247</dc:date>
    <meta:editing-duration>PT1H20M40S</meta:editing-duration>
    <meta:editing-cycles>5</meta:editing-cycles>
    <meta:generator>LibreOffice/6.4.6.2$Linux_X86_64 LibreOffice_project/40$Build-2</meta:generator>
    <meta:document-statistic meta:table-count="1" meta:cell-count="282" meta:object-count="0"/>
  </office:meta>
</office:document-meta>
</file>